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nce Salois</text:p>
      <text:p text:style-name="Standard">9/5/24</text:p>
      <text:p text:style-name="Standard">Creative Coding</text:p>
      <text:p text:style-name="Standard">Last Lecture</text:p>
      <text:p text:style-name="Standard"/>
      <text:p text:style-name="Standard"/>
      <text:p text:style-name="Standard"/>
      <text:p text:style-name="Standard"><text:tab/>Randy Pausch's "Last Lecture: Achieving Your Childhood Dreams" is an inspiring talk given by the late Carnegie Mellon professor Randy Pausch. Delivered after he was diagnosed with terminal pancreatic cancer, the lecture focuses on the importance of overcoming obstacles, enabling the dreams of others, and seizing every moment. Pausch shares life lessons learned while pursuing his own childhood dreams, emphasizing perseverance, hard work, and gratitude. The lecture is both a celebration of life and a profound message about living purposefully. </text:p>
      <text:p text:style-name="Standard"><text:tab/></text:p>
      <text:p text:style-name="Standard"><text:tab/>What affected me the most throughout watching the Ted Talk is his humility and acceptance towards his condition. Despite the knowledge that he's going to die, he's very optimistic about the future, even though it will exist without him. To me, knowing when and how you're going to die would be overwhelmingly terrifying. The pain he must have been going through towards the end is something that was on my mind a lot while watching it. Death is something we all have to experience inevitably, and I find it fascinating when people turn towards it and embrace it rather than run away from it. You can't fight the current of the river that is known as life. All you can choose is how you embrace and accept the path you're on. I don't know if I would have that strength if I was in his position.</text:p>
      <text:p text:style-name="Standard"/>
      <text:p text:style-name="Standard"><text:tab/>The other thing that stuck out to me was hearing about all of his dreams that didn't pan out, like being a disney imagineer, in the NFL, or being Captain Kirk. While the last one is outlandish, he still finds a way to make peace with the dreams he didn't achieve. He was able to get so much out of his time playing high school football because of his mindset. Pausch's lecture is a powerful reminder of the resilience of the human spirit. His humility and acceptance in the face of death, coupled with his optimism about a future he wouldn't be part of, left a profound impact on me. The way he embraced life, even as it neared its end, is a lesson in strength and grace. His reflections on unfulfilled dreams and how he found peace with them highlight the importance of perspective and the ability to find value in every experience, regardless of the outco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ce Salois</meta:initial-creator>
    <meta:creation-date>2024-09-05T15:41:45.39</meta:creation-date>
    <meta:document-statistic meta:table-count="0" meta:image-count="0" meta:object-count="0" meta:page-count="1" meta:paragraph-count="8" meta:word-count="391" meta:character-count="2252"/>
    <dc:date>2024-09-05T15:52:08.58</dc:date>
    <dc:creator>Chance Salois</dc:creator>
    <meta:editing-duration>PT10M24S</meta:editing-duration>
    <meta:editing-cycles>1</meta:editing-cycles>
    <meta:generator>OpenOffice/4.1.15$Win32 OpenOffice.org_project/4115m2$Build-9813</meta:generator>
  </office:meta>
</office:document-meta>
</file>